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OTYPE TASKS:</text:p>
      <text:list xml:id="list1478339113373677379" text:style-name="L3">
        <text:list-item>
          <text:list>
            <text:list-header>
              <text:p text:style-name="P3"/>
            </text:list-header>
            <text:list-item>
              <text:p text:style-name="P3">DEFINE AN ART STYLE</text:p>
            </text:list-item>
          </text:list>
        </text:list-item>
      </text:list>
      <text:list xml:id="list6710647727228786208" text:style-name="L1">
        <text:list-item>
          <text:p text:style-name="P1">FEMALE AND MALE AI</text:p>
        </text:list-item>
        <text:list-item>
          <text:p text:style-name="P1">AI SIMPLE ROUTINE</text:p>
        </text:list-item>
        <text:list-item>
          <text:p text:style-name="P1">BASIC CAMERA MOVEMENT (OK)</text:p>
        </text:list-item>
        <text:list-item>
          <text:p text:style-name="P1">AI FEAR AND CURIOSITY MODIFIERS</text:p>
        </text:list-item>
        <text:list-item>
          <text:p text:style-name="P1">AI PANIC MODE</text:p>
        </text:list-item>
        <text:list-item>
          <text:p text:style-name="P1">PLANNING MODE</text:p>
        </text:list-item>
      </text:list>
      <text:list xml:id="list663263255525719131" text:style-name="L2">
        <text:list-item>
          <text:p text:style-name="P2">HUNTING MODE</text:p>
        </text:list-item>
        <text:list-item>
          <text:p text:style-name="P2">BASIC MAP AND AI SPRITES (NO ANIMATIONS)</text:p>
        </text:list-item>
        <text:list-item>
          <text:p text:style-name="P2">SOME PROGRAMMER ART FOR THE LEVEL</text:p>
        </text:list-item>
      </text:list>
      <text:list xml:id="list32367167" text:continue-list="list6710647727228786208" text:style-name="L1">
        <text:list-item>
          <text:p text:style-name="P1">TRAPS UI</text:p>
        </text:list-item>
        <text:list-item>
          <text:p text:style-name="P1">AI MODIFIERS UI (SLOW, EXCITED)</text:p>
        </text:list-item>
        <text:list-item>
          <text:p text:style-name="P1">TRAPS PLACEMENT (LURE, BUMP , VICE AND MISC)</text:p>
        </text:list-item>
        <text:list-item>
          <text:p text:style-name="P1">GAME OVER AND WIN EVENTS</text:p>
        </text:list-item>
        <text:list-item>
          <text:p text:style-name="P1">AI SEX</text:p>
        </text:list-item>
        <text:list-item>
          <text:p text:style-name="P1">BASIC SCORE SYSTEM FOR FEAR LEVEL AND KILLING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9T11:51:54.90</meta:creation-date>
    <dc:date>2019-02-20T12:17:56.71</dc:date>
    <meta:editing-duration>PT3H58M40S</meta:editing-duration>
    <meta:editing-cycles>19</meta:editing-cycles>
    <meta:generator>OpenOffice/4.1.3$Win32 OpenOffice.org_project/413m1$Build-9783</meta:generator>
    <meta:document-statistic meta:table-count="0" meta:image-count="0" meta:object-count="0" meta:page-count="1" meta:paragraph-count="17" meta:word-count="88" meta:character-count="413"/>
  </office:meta>
</office:document-meta>
</file>